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5-03-10 0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5-01-09 0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4-12-05 0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4-11-04 1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4-09-09 0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4-08-06 0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4-07-09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4-06-04 0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4-05-01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4-04-02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4-03-04 0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4-02-01 0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4-01-03 0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3-12-04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3-09-05 0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3-01-31 0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2-11-02 0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2-10-05 0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2-09-07 0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2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2-07-13 0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2-06-08 0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2-05-04 0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2-04-06 0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2-03-09 0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2-02-02 0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2-01-05 0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1-12-06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1-10-13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1-07-08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1-04-01 0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1-01-06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0-11-19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0-10-08 0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0-08-17 1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0-06-29 0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0-03-09 0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0-02-10 1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20-01-07 1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9-12-03 1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9-11-04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9-10-08 1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9-09-09 0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9-08-05 1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9-07-08 0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9-06-03 1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9-04-01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9-01-08 1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8-11-13 1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8-10-08 1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8-09-12 0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8-08-08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8-07-09 1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8-06-04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8-05-02 1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8-04-04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8-03-06 1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8-02-06 1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8-01-08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7-12-04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7-11-06 1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7-10-03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7-09-05 0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7-08-02 0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7-07-05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7-06-05 0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7-05-02 0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7-04-04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7-03-06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7-02-06 1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7-01-04 1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6-12-0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6-11-10 1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6-10-10 1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6-09-08 1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6-08-01 1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6-07-06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6-06-08 0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6-05-09 0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6-04-07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6-03-09 0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6-02-09 1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6-01-05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5-12-08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5-10-06 0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5-09-09 0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5-08-11 0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5-07-07 0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5-06-09 0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5-05-12 0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5-04-06 1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5-03-09 1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5-02-10 1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5-01-06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4-12-10 0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4-11-12 0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4-10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4-09-10 0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4-08-13 0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4-07-09 0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4-06-11 0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4-05-14 0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4-04-09 0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4-03-12 0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4-02-12 1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4-01-08 1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3-12-11 0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3-11-13 1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3-10-08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3-09-11 0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3-08-14 0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3-07-10 0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3-06-12 0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3-05-15 0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3-04-10 0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3-03-13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3-02-13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</text:p>
          </table:table-cell>
          <table:table-cell office:value-type="string" calcext:value-type="string">
            <text:p>PBS-S44</text:p>
          </table:table-cell>
          <table:table-cell office:value-type="string" calcext:value-type="string">
            <text:p>2013-01-09 0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56" meta:object-count="0"/>
    <meta:user-defined meta:name="AppVersion">3.0</meta:user-defined>
  </office:meta>
</office:document-meta>
</file>